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column table:style-name="co5" table:default-cell-style-name="ce3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The sheet will calculate the overall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Position</text:p>
          </table:table-cell>
          <table:table-cell table:style-name="ce1" office:value-type="string" calcext:value-type="string">
            <text:p>Resistor Value</text:p>
          </table:table-cell>
          <table:table-cell/>
          <table:table-cell office:value-type="string" calcext:value-type="string">
            <text:p>Switch Position</text:p>
          </table:table-cell>
          <table:table-cell table:style-name="ce1" office:value-type="string" calcext:value-type="string">
            <text:p>R (2 to 3)</text:p>
          </table:table-cell>
          <table:table-cell table:style-name="ce1" office:value-type="string" calcext:value-type="string">
            <text:p>R (1 to 2)</text:p>
          </table:table-cell>
          <table:table-cell/>
          <table:table-cell table:style-name="ce1" office:value-type="string" calcext:value-type="string">
            <text:p>Division Factor</text:p>
          </table:table-cell>
          <table:table-cell/>
          <table:table-cell table:style-name="ce1" office:value-type="string" calcext:value-type="string">
            <text:p>divider in dB</text:p>
          </table:table-cell>
          <table:table-cell table:number-columns-repeated="2"/>
          <table:table-cell table:style-name="ce1" office:value-type="string" calcext:value-type="string">
            <text:p>Inst amp gain – arith</text:p>
          </table:table-cell>
          <table:table-cell office:value-type="float" office:value="22000" calcext:value-type="float">
            <text:p>22000</text:p>
          </table:table-cell>
          <table:table-cell office:value-type="float" office:value="47000" calcext:value-type="float">
            <text:p>47000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1" office:value-type="string" calcext:value-type="string">
            <text:p>dB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9:.B17])"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9]/([.E9]+[.F9])" office:value-type="float" office:value="0" calcext:value-type="float">
            <text:p>0.0000</text:p>
          </table:table-cell>
          <table:table-cell/>
          <table:table-cell office:value-type="string" calcext:value-type="string">
            <text:p>-inf</text:p>
          </table:table-cell>
          <table:table-cell table:number-columns-repeated="2"/>
          <table:table-cell table:formula="of:=(1+((2*[.$N$8])/[.F9]))*([.$P$8]/[.$O$8])" office:value-type="string" office:string-value="#DIV/0!" calcext:value-type="error">
            <text:p>#DIV/0!</text:p>
          </table:table-cell>
          <table:table-cell table:number-columns-repeated="4"/>
          <table:table-cell table:formula="of:=LOG([.M9];10) * 2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0:.B17])" office:value-type="float" office:value="510" calcext:value-type="float">
            <text:p>510</text:p>
          </table:table-cell>
          <table:table-cell table:formula="of:=SUM([.B9])" office:value-type="float" office:value="1" calcext:value-type="float">
            <text:p>1</text:p>
          </table:table-cell>
          <table:table-cell/>
          <table:table-cell table:formula="of:=[.F10]/([.E10]+[.F10])" office:value-type="float" office:value="0.00195694716242661" calcext:value-type="float">
            <text:p>0.0020</text:p>
          </table:table-cell>
          <table:table-cell/>
          <table:table-cell table:formula="of:=LOG([.H10];10) * 20" office:value-type="float" office:value="-54.1684180026943" calcext:value-type="float">
            <text:p>-54.17</text:p>
          </table:table-cell>
          <table:table-cell table:number-columns-repeated="2"/>
          <table:table-cell table:formula="of:=(1+((2*[.$N$8])/[.F10]))*([.$P$8]/[.$O$8])" office:value-type="float" office:value="20596.2127659574" calcext:value-type="float">
            <text:p>20596.21</text:p>
          </table:table-cell>
          <table:table-cell table:number-columns-repeated="4"/>
          <table:table-cell table:formula="of:=LOG([.M10];10) * 20" office:value-type="float" office:value="86.275747391793" calcext:value-type="float">
            <text:p>86.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1:.B17])" office:value-type="float" office:value="508" calcext:value-type="float">
            <text:p>508</text:p>
          </table:table-cell>
          <table:table-cell table:formula="of:=SUM([.B9:.B10])" office:value-type="float" office:value="3" calcext:value-type="float">
            <text:p>3</text:p>
          </table:table-cell>
          <table:table-cell/>
          <table:table-cell table:formula="of:=[.F11]/([.E11]+[.F11])" office:value-type="float" office:value="0.00587084148727984" calcext:value-type="float">
            <text:p>0.0059</text:p>
          </table:table-cell>
          <table:table-cell/>
          <table:table-cell table:formula="of:=LOG([.H11];10) * 20" office:value-type="float" office:value="-44.625992908301" calcext:value-type="float">
            <text:p>-44.63</text:p>
          </table:table-cell>
          <table:table-cell table:number-columns-repeated="2"/>
          <table:table-cell table:formula="of:=(1+((2*[.$N$8])/[.F11]))*([.$P$8]/[.$O$8])" office:value-type="float" office:value="6865.71631205674" calcext:value-type="float">
            <text:p>6865.72</text:p>
          </table:table-cell>
          <table:table-cell table:number-columns-repeated="4"/>
          <table:table-cell table:formula="of:=LOG([.M11];10) * 20" office:value-type="float" office:value="76.7337170926199" calcext:value-type="float">
            <text:p>76.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2:.B19])" office:value-type="float" office:value="504" calcext:value-type="float">
            <text:p>504</text:p>
          </table:table-cell>
          <table:table-cell table:formula="of:=SUM([.B9:.B11])" office:value-type="float" office:value="7" calcext:value-type="float">
            <text:p>7</text:p>
          </table:table-cell>
          <table:table-cell/>
          <table:table-cell table:formula="of:=[.F12]/([.E12]+[.F12])" office:value-type="float" office:value="0.0136986301369863" calcext:value-type="float">
            <text:p>0.0137</text:p>
          </table:table-cell>
          <table:table-cell/>
          <table:table-cell table:formula="of:=LOG([.H12];10) * 20" office:value-type="float" office:value="-37.2664572024091" calcext:value-type="float">
            <text:p>-37.27</text:p>
          </table:table-cell>
          <table:table-cell table:number-columns-repeated="2"/>
          <table:table-cell table:formula="of:=(1+((2*[.$N$8])/[.F12]))*([.$P$8]/[.$O$8])" office:value-type="float" office:value="2942.71732522796" calcext:value-type="float">
            <text:p>2942.72</text:p>
          </table:table-cell>
          <table:table-cell table:number-columns-repeated="4"/>
          <table:table-cell table:formula="of:=LOG([.M12];10) * 20" office:value-type="float" office:value="69.3749709233393" calcext:value-type="float">
            <text:p>69.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3:.B17])" office:value-type="float" office:value="496" calcext:value-type="float">
            <text:p>496</text:p>
          </table:table-cell>
          <table:table-cell table:formula="of:=SUM([.B9:.B12])" office:value-type="float" office:value="15" calcext:value-type="float">
            <text:p>15</text:p>
          </table:table-cell>
          <table:table-cell/>
          <table:table-cell table:formula="of:=[.F13]/([.E13]+[.F13])" office:value-type="float" office:value="0.0293542074363992" calcext:value-type="float">
            <text:p>0.0294</text:p>
          </table:table-cell>
          <table:table-cell/>
          <table:table-cell table:formula="of:=LOG([.H13];10) * 20" office:value-type="float" office:value="-30.6465928215806" calcext:value-type="float">
            <text:p>-30.65</text:p>
          </table:table-cell>
          <table:table-cell table:number-columns-repeated="2"/>
          <table:table-cell table:formula="of:=(1+((2*[.$N$8])/[.F13]))*([.$P$8]/[.$O$8])" office:value-type="float" office:value="1373.51773049645" calcext:value-type="float">
            <text:p>1373.52</text:p>
          </table:table-cell>
          <table:table-cell table:number-columns-repeated="4"/>
          <table:table-cell table:formula="of:=LOG([.M13];10) * 20" office:value-type="float" office:value="62.7566854004621" calcext:value-type="float">
            <text:p>62.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4:.B17])" office:value-type="float" office:value="480" calcext:value-type="float">
            <text:p>480</text:p>
          </table:table-cell>
          <table:table-cell table:formula="of:=SUM([.B9:.B13])" office:value-type="float" office:value="31" calcext:value-type="float">
            <text:p>31</text:p>
          </table:table-cell>
          <table:table-cell/>
          <table:table-cell table:formula="of:=[.F14]/([.E14]+[.F14])" office:value-type="float" office:value="0.0606653620352251" calcext:value-type="float">
            <text:p>0.0607</text:p>
          </table:table-cell>
          <table:table-cell/>
          <table:table-cell table:formula="of:=LOG([.H14];10) * 20" office:value-type="float" office:value="-24.3411841260088" calcext:value-type="float">
            <text:p>-24.34</text:p>
          </table:table-cell>
          <table:table-cell table:number-columns-repeated="2"/>
          <table:table-cell table:formula="of:=(1+((2*[.$N$8])/[.F14]))*([.$P$8]/[.$O$8])" office:value-type="float" office:value="664.846945778998" calcext:value-type="float">
            <text:p>664.85</text:p>
          </table:table-cell>
          <table:table-cell table:number-columns-repeated="4"/>
          <table:table-cell table:formula="of:=LOG([.M14];10) * 20" office:value-type="float" office:value="56.4544335600737" calcext:value-type="float">
            <text:p>56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5:.B17])" office:value-type="float" office:value="448" calcext:value-type="float">
            <text:p>448</text:p>
          </table:table-cell>
          <table:table-cell table:formula="of:=SUM([.B9:.B14])" office:value-type="float" office:value="63" calcext:value-type="float">
            <text:p>63</text:p>
          </table:table-cell>
          <table:table-cell/>
          <table:table-cell table:formula="of:=[.F15]/([.E15]+[.F15])" office:value-type="float" office:value="0.123287671232877" calcext:value-type="float">
            <text:p>0.1233</text:p>
          </table:table-cell>
          <table:table-cell/>
          <table:table-cell table:formula="of:=LOG([.H15];10) * 20" office:value-type="float" office:value="-18.1816070136226" calcext:value-type="float">
            <text:p>-18.18</text:p>
          </table:table-cell>
          <table:table-cell table:number-columns-repeated="2"/>
          <table:table-cell table:formula="of:=(1+((2*[.$N$8])/[.F15]))*([.$P$8]/[.$O$8])" office:value-type="float" office:value="327.384667342114" calcext:value-type="float">
            <text:p>327.38</text:p>
          </table:table-cell>
          <table:table-cell table:number-columns-repeated="4"/>
          <table:table-cell table:formula="of:=LOG([.M15];10) * 20" office:value-type="float" office:value="50.3011667180951" calcext:value-type="float">
            <text:p>50.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6:.B17])" office:value-type="float" office:value="384" calcext:value-type="float">
            <text:p>384</text:p>
          </table:table-cell>
          <table:table-cell table:formula="of:=SUM([.B9:.B15])" office:value-type="float" office:value="127" calcext:value-type="float">
            <text:p>127</text:p>
          </table:table-cell>
          <table:table-cell/>
          <table:table-cell table:formula="of:=[.F16]/([.E16]+[.F16])" office:value-type="float" office:value="0.24853228962818" calcext:value-type="float">
            <text:p>0.2485</text:p>
          </table:table-cell>
          <table:table-cell/>
          <table:table-cell table:formula="of:=LOG([.H16];10) * 20" office:value-type="float" office:value="-12.0923435835751" calcext:value-type="float">
            <text:p>-12.09</text:p>
          </table:table-cell>
          <table:table-cell table:number-columns-repeated="2"/>
          <table:table-cell table:formula="of:=(1+((2*[.$N$8])/[.F16]))*([.$P$8]/[.$O$8])" office:value-type="float" office:value="162.63930306584" calcext:value-type="float">
            <text:p>162.64</text:p>
          </table:table-cell>
          <table:table-cell table:number-columns-repeated="4"/>
          <table:table-cell table:formula="of:=LOG([.M16];10) * 20" office:value-type="float" office:value="44.2245100923207" calcext:value-type="float">
            <text:p>44.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7])" office:value-type="float" office:value="256" calcext:value-type="float">
            <text:p>256</text:p>
          </table:table-cell>
          <table:table-cell table:formula="of:=SUM([.B9:.B16])" office:value-type="float" office:value="255" calcext:value-type="float">
            <text:p>255</text:p>
          </table:table-cell>
          <table:table-cell/>
          <table:table-cell table:formula="of:=[.F17]/([.E17]+[.F17])" office:value-type="float" office:value="0.499021526418787" calcext:value-type="float">
            <text:p>0.4990</text:p>
          </table:table-cell>
          <table:table-cell/>
          <table:table-cell table:formula="of:=LOG([.H17];10) * 20" office:value-type="float" office:value="-6.03761439401514" calcext:value-type="float">
            <text:p>-6.04</text:p>
          </table:table-cell>
          <table:table-cell table:number-columns-repeated="2"/>
          <table:table-cell table:formula="of:=(1+((2*[.$N$8])/[.F17]))*([.$P$8]/[.$O$8])" office:value-type="float" office:value="81.2357113057989" calcext:value-type="float">
            <text:p>81.24</text:p>
          </table:table-cell>
          <table:table-cell table:number-columns-repeated="4"/>
          <table:table-cell table:formula="of:=LOG([.M17];10) * 20" office:value-type="float" office:value="38.1949397507385" calcext:value-type="float">
            <text:p>38.19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9:.B18])" office:value-type="float" office:value="511" calcext:value-type="float">
            <text:p>511</text:p>
          </table:table-cell>
          <table:table-cell/>
          <table:table-cell table:formula="of:=[.F18]/([.E18]+[.F18])" office:value-type="float" office:value="1" calcext:value-type="float">
            <text:p>1.0000</text:p>
          </table:table-cell>
          <table:table-cell/>
          <table:table-cell table:formula="of:=LOG([.H18];10) * 20" office:value-type="float" office:value="0" calcext:value-type="float">
            <text:p>0</text:p>
          </table:table-cell>
          <table:table-cell table:number-columns-repeated="2"/>
          <table:table-cell table:formula="of:=(1+((2*[.$N$8])/[.F18]))*([.$P$8]/[.$O$8])" office:value-type="float" office:value="40.7728692176375" calcext:value-type="float">
            <text:p>40.77</text:p>
          </table:table-cell>
          <table:table-cell table:number-columns-repeated="4"/>
          <table:table-cell table:formula="of:=LOG([.M18];10) * 20" office:value-type="float" office:value="32.2074254831723" calcext:value-type="float">
            <text:p>32.2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verall Resistance</text:p>
          </table:table-cell>
          <table:table-cell table:style-name="Default" table:formula="of:=SUM([.B9:.B17])" office:value-type="float" office:value="511" calcext:value-type="float">
            <text:p>51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Vout = Vin * factor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sistor Position</text:p>
          </table:table-cell>
          <table:table-cell table:style-name="ce1" office:value-type="string" calcext:value-type="string">
            <text:p>Resistor Value</text:p>
          </table:table-cell>
          <table:table-cell/>
          <table:table-cell office:value-type="string" calcext:value-type="string">
            <text:p>Switch Position</text:p>
          </table:table-cell>
          <table:table-cell table:style-name="ce1" office:value-type="string" calcext:value-type="string">
            <text:p>R (2 to 3)</text:p>
          </table:table-cell>
          <table:table-cell table:style-name="ce1" office:value-type="string" calcext:value-type="string">
            <text:p>R (1 to 2)</text:p>
          </table:table-cell>
          <table:table-cell/>
          <table:table-cell table:style-name="ce1" office:value-type="string" calcext:value-type="string">
            <text:p>Division Factor</text:p>
          </table:table-cell>
          <table:table-cell/>
          <table:table-cell table:style-name="ce1" office:value-type="string" calcext:value-type="string">
            <text:p>divider in dB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8:.B36])" office:value-type="float" office:value="187590" calcext:value-type="float">
            <text:p>1875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]/([.E28]+[.F28])" office:value-type="float" office:value="0" calcext:value-type="float">
            <text:p>0.0000</text:p>
          </table:table-cell>
          <table:table-cell/>
          <table:table-cell office:value-type="string" calcext:value-type="string">
            <text:p>-inf</text:p>
          </table:table-cell>
          <table:table-cell table:number-columns-repeated="2"/>
          <table:table-cell table:formula="of:=(1+((2*[.$N$8])/[.E28]))*([.$P$8]/[.$O$8])" office:value-type="float" office:value="0.577876378203711" calcext:value-type="float">
            <text:p>0.58</text:p>
          </table:table-cell>
          <table:table-cell table:formula="of:=(1+((2*[.$N$8])/[.F28]))*([.$P$8]/[.$O$8])" office:value-type="string" office:string-value="#DIV/0!" calcext:value-type="error">
            <text:p>#DIV/0!</text:p>
          </table:table-cell>
          <table:table-cell table:number-columns-repeated="3"/>
          <table:table-cell table:formula="of:=LOG([.N28];10) * 2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29:.B36])" office:value-type="float" office:value="187370" calcext:value-type="float">
            <text:p>187370</text:p>
          </table:table-cell>
          <table:table-cell table:formula="of:=SUM([.B28])" office:value-type="float" office:value="220" calcext:value-type="float">
            <text:p>220</text:p>
          </table:table-cell>
          <table:table-cell/>
          <table:table-cell table:formula="of:=[.F29]/([.E29]+[.F29])" office:value-type="float" office:value="0.00117277040353963" calcext:value-type="float">
            <text:p>0.0012</text:p>
          </table:table-cell>
          <table:table-cell/>
          <table:table-cell table:formula="of:=LOG([.H29];10) * 20" office:value-type="float" office:value="-58.6157400515625" calcext:value-type="float">
            <text:p>-58.62</text:p>
          </table:table-cell>
          <table:table-cell table:number-columns-repeated="2"/>
          <table:table-cell table:formula="of:=(1+((2*[.$N$8])/[.E29]))*([.$P$8]/[.$O$8])" office:value-type="float" office:value="0.578005289341035" calcext:value-type="float">
            <text:p>0.58</text:p>
          </table:table-cell>
          <table:table-cell table:formula="of:=(1+((2*[.$N$8])/[.F29]))*([.$P$8]/[.$O$8])" office:value-type="float" office:value="94.0851063829787" calcext:value-type="float">
            <text:p>94.09</text:p>
          </table:table-cell>
          <table:table-cell table:number-columns-repeated="3"/>
          <table:table-cell table:formula="of:=LOG([.N29];10) * 20" office:value-type="float" office:value="39.4704176061396" calcext:value-type="float">
            <text:p>39.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30:.B36])" office:value-type="float" office:value="186900" calcext:value-type="float">
            <text:p>186900</text:p>
          </table:table-cell>
          <table:table-cell table:formula="of:=SUM([.B28:.B29])" office:value-type="float" office:value="690" calcext:value-type="float">
            <text:p>690</text:p>
          </table:table-cell>
          <table:table-cell/>
          <table:table-cell table:formula="of:=[.F30]/([.E30]+[.F30])" office:value-type="float" office:value="0.00367823444746522" calcext:value-type="float">
            <text:p>0.0037</text:p>
          </table:table-cell>
          <table:table-cell/>
          <table:table-cell table:formula="of:=LOG([.H30];10) * 20" office:value-type="float" office:value="-48.6872118532615" calcext:value-type="float">
            <text:p>-48.69</text:p>
          </table:table-cell>
          <table:table-cell table:number-columns-repeated="2"/>
          <table:table-cell table:formula="of:=(1+((2*[.$N$8])/[.E30]))*([.$P$8]/[.$O$8])" office:value-type="float" office:value="0.578281707136596" calcext:value-type="float">
            <text:p>0.58</text:p>
          </table:table-cell>
          <table:table-cell table:formula="of:=(1+((2*[.$N$8])/[.F30]))*([.$P$8]/[.$O$8])" office:value-type="float" office:value="30.3169904409497" calcext:value-type="float">
            <text:p>30.32</text:p>
          </table:table-cell>
          <table:table-cell table:number-columns-repeated="3"/>
          <table:table-cell table:formula="of:=LOG([.N30];10) * 20" office:value-type="float" office:value="29.6337217361918" calcext:value-type="float">
            <text:p>29.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31:.B38])" office:value-type="float" office:value="185900" calcext:value-type="float">
            <text:p>185900</text:p>
          </table:table-cell>
          <table:table-cell table:formula="of:=SUM([.B28:.B30])" office:value-type="float" office:value="1690" calcext:value-type="float">
            <text:p>1690</text:p>
          </table:table-cell>
          <table:table-cell/>
          <table:table-cell table:formula="of:=[.F31]/([.E31]+[.F31])" office:value-type="float" office:value="0.00900900900900901" calcext:value-type="float">
            <text:p>0.0090</text:p>
          </table:table-cell>
          <table:table-cell/>
          <table:table-cell table:formula="of:=LOG([.H31];10) * 20" office:value-type="float" office:value="-40.9064595757331" calcext:value-type="float">
            <text:p>-40.91</text:p>
          </table:table-cell>
          <table:table-cell table:number-columns-repeated="2"/>
          <table:table-cell table:formula="of:=(1+((2*[.$N$8])/[.E31]))*([.$P$8]/[.$O$8])" office:value-type="float" office:value="0.578874480674808" calcext:value-type="float">
            <text:p>0.58</text:p>
          </table:table-cell>
          <table:table-cell table:formula="of:=(1+((2*[.$N$8])/[.F31]))*([.$P$8]/[.$O$8])" office:value-type="float" office:value="12.6549162784842" calcext:value-type="float">
            <text:p>12.65</text:p>
          </table:table-cell>
          <table:table-cell table:number-columns-repeated="3"/>
          <table:table-cell table:formula="of:=LOG([.N31];10) * 20" office:value-type="float" office:value="22.0451855265704" calcext:value-type="float">
            <text:p>22.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32:.B36])" office:value-type="float" office:value="183700" calcext:value-type="float">
            <text:p>183700</text:p>
          </table:table-cell>
          <table:table-cell table:formula="of:=SUM([.B28:.B31])" office:value-type="float" office:value="3890" calcext:value-type="float">
            <text:p>3890</text:p>
          </table:table-cell>
          <table:table-cell/>
          <table:table-cell table:formula="of:=[.F32]/([.E32]+[.F32])" office:value-type="float" office:value="0.0207367130444053" calcext:value-type="float">
            <text:p>0.0207</text:p>
          </table:table-cell>
          <table:table-cell/>
          <table:table-cell table:formula="of:=LOG([.H32];10) * 20" office:value-type="float" office:value="-33.6652016414925" calcext:value-type="float">
            <text:p>-33.67</text:p>
          </table:table-cell>
          <table:table-cell table:number-columns-repeated="2"/>
          <table:table-cell table:formula="of:=(1+((2*[.$N$8])/[.E32]))*([.$P$8]/[.$O$8])" office:value-type="float" office:value="0.580201299528602" calcext:value-type="float">
            <text:p>0.58</text:p>
          </table:table-cell>
          <table:table-cell table:formula="of:=(1+((2*[.$N$8])/[.F32]))*([.$P$8]/[.$O$8])" office:value-type="float" office:value="5.76262101405677" calcext:value-type="float">
            <text:p>5.76</text:p>
          </table:table-cell>
          <table:table-cell table:number-columns-repeated="3"/>
          <table:table-cell table:formula="of:=LOG([.N32];10) * 20" office:value-type="float" office:value="15.2124011720678" calcext:value-type="float">
            <text:p>15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33:.B36])" office:value-type="float" office:value="179000" calcext:value-type="float">
            <text:p>179000</text:p>
          </table:table-cell>
          <table:table-cell table:formula="of:=SUM([.B28:.B32])" office:value-type="float" office:value="8590" calcext:value-type="float">
            <text:p>8590</text:p>
          </table:table-cell>
          <table:table-cell/>
          <table:table-cell table:formula="of:=[.F33]/([.E33]+[.F33])" office:value-type="float" office:value="0.0457913534836612" calcext:value-type="float">
            <text:p>0.0458</text:p>
          </table:table-cell>
          <table:table-cell/>
          <table:table-cell table:formula="of:=LOG([.H33];10) * 20" office:value-type="float" office:value="-26.7843303913818" calcext:value-type="float">
            <text:p>-26.78</text:p>
          </table:table-cell>
          <table:table-cell table:number-columns-repeated="2"/>
          <table:table-cell table:formula="of:=(1+((2*[.$N$8])/[.E33]))*([.$P$8]/[.$O$8])" office:value-type="float" office:value="0.583145132532985" calcext:value-type="float">
            <text:p>0.58</text:p>
          </table:table-cell>
          <table:table-cell table:formula="of:=(1+((2*[.$N$8])/[.F33]))*([.$P$8]/[.$O$8])" office:value-type="float" office:value="2.86572709484061" calcext:value-type="float">
            <text:p>2.87</text:p>
          </table:table-cell>
          <table:table-cell table:number-columns-repeated="3"/>
          <table:table-cell table:formula="of:=LOG([.N33];10) * 20" office:value-type="float" office:value="9.14469659737408" calcext:value-type="float">
            <text:p>9.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34:.B36])" office:value-type="float" office:value="169000" calcext:value-type="float">
            <text:p>169000</text:p>
          </table:table-cell>
          <table:table-cell table:formula="of:=SUM([.B28:.B33])" office:value-type="float" office:value="18590" calcext:value-type="float">
            <text:p>18590</text:p>
          </table:table-cell>
          <table:table-cell/>
          <table:table-cell table:formula="of:=[.F34]/([.E34]+[.F34])" office:value-type="float" office:value="0.0990990990990991" calcext:value-type="float">
            <text:p>0.0991</text:p>
          </table:table-cell>
          <table:table-cell/>
          <table:table-cell table:formula="of:=LOG([.H34];10) * 20" office:value-type="float" office:value="-20.0786058725686" calcext:value-type="float">
            <text:p>-20.08</text:p>
          </table:table-cell>
          <table:table-cell table:number-columns-repeated="2"/>
          <table:table-cell table:formula="of:=(1+((2*[.$N$8])/[.E34]))*([.$P$8]/[.$O$8])" office:value-type="float" office:value="0.589953418103991" calcext:value-type="float">
            <text:p>0.59</text:p>
          </table:table-cell>
          <table:table-cell table:formula="of:=(1+((2*[.$N$8])/[.F34]))*([.$P$8]/[.$O$8])" office:value-type="float" office:value="1.57597884930127" calcext:value-type="float">
            <text:p>1.58</text:p>
          </table:table-cell>
          <table:table-cell table:number-columns-repeated="3"/>
          <table:table-cell table:formula="of:=LOG([.N34];10) * 20" office:value-type="float" office:value="3.95100769335773" calcext:value-type="float">
            <text:p>3.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00" calcext:value-type="float">
            <text:p>47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35:.B36])" office:value-type="float" office:value="147000" calcext:value-type="float">
            <text:p>147000</text:p>
          </table:table-cell>
          <table:table-cell table:formula="of:=SUM([.B28:.B34])" office:value-type="float" office:value="40590" calcext:value-type="float">
            <text:p>40590</text:p>
          </table:table-cell>
          <table:table-cell/>
          <table:table-cell table:formula="of:=[.F35]/([.E35]+[.F35])" office:value-type="float" office:value="0.216376139453062" calcext:value-type="float">
            <text:p>0.2164</text:p>
          </table:table-cell>
          <table:table-cell/>
          <table:table-cell table:formula="of:=LOG([.H35];10) * 20" office:value-type="float" office:value="-13.2958126416609" calcext:value-type="float">
            <text:p>-13.3</text:p>
          </table:table-cell>
          <table:table-cell table:number-columns-repeated="2"/>
          <table:table-cell table:formula="of:=(1+((2*[.$N$8])/[.E35]))*([.$P$8]/[.$O$8])" office:value-type="float" office:value="0.608192213055435" calcext:value-type="float">
            <text:p>0.61</text:p>
          </table:table-cell>
          <table:table-cell table:formula="of:=(1+((2*[.$N$8])/[.F35]))*([.$P$8]/[.$O$8])" office:value-type="float" office:value="0.975494435795422" calcext:value-type="float">
            <text:p>0.98</text:p>
          </table:table-cell>
          <table:table-cell table:number-columns-repeated="3"/>
          <table:table-cell table:formula="of:=LOG([.N35];10) * 20" office:value-type="float" office:value="-0.215504069422813" calcext:value-type="float">
            <text:p>-0.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36])" office:value-type="float" office:value="100000" calcext:value-type="float">
            <text:p>100000</text:p>
          </table:table-cell>
          <table:table-cell table:formula="of:=SUM([.B28:.B35])" office:value-type="float" office:value="87590" calcext:value-type="float">
            <text:p>87590</text:p>
          </table:table-cell>
          <table:table-cell/>
          <table:table-cell table:formula="of:=[.F36]/([.E36]+[.F36])" office:value-type="float" office:value="0.466922543845621" calcext:value-type="float">
            <text:p>0.4669</text:p>
          </table:table-cell>
          <table:table-cell/>
          <table:table-cell table:formula="of:=LOG([.H36];10) * 20" office:value-type="float" office:value="-6.61510314115707" calcext:value-type="float">
            <text:p>-6.62</text:p>
          </table:table-cell>
          <table:table-cell table:number-columns-repeated="2"/>
          <table:table-cell table:formula="of:=(1+((2*[.$N$8])/[.E36]))*([.$P$8]/[.$O$8])" office:value-type="float" office:value="0.674042553191489" calcext:value-type="float">
            <text:p>0.67</text:p>
          </table:table-cell>
          <table:table-cell table:formula="of:=(1+((2*[.$N$8])/[.F36]))*([.$P$8]/[.$O$8])" office:value-type="float" office:value="0.703223189278869" calcext:value-type="float">
            <text:p>0.7</text:p>
          </table:table-cell>
          <table:table-cell table:number-columns-repeated="3"/>
          <table:table-cell table:formula="of:=LOG([.N36];10) * 20" office:value-type="float" office:value="-3.0581363306481" calcext:value-type="float">
            <text:p>-3.06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28:.B37])" office:value-type="float" office:value="187590" calcext:value-type="float">
            <text:p>187590</text:p>
          </table:table-cell>
          <table:table-cell/>
          <table:table-cell table:formula="of:=[.F37]/([.E37]+[.F37])" office:value-type="float" office:value="1" calcext:value-type="float">
            <text:p>1.0000</text:p>
          </table:table-cell>
          <table:table-cell/>
          <table:table-cell table:formula="of:=LOG([.H37];10) * 20" office:value-type="float" office:value="0" calcext:value-type="float">
            <text:p>0</text:p>
          </table:table-cell>
          <table:table-cell table:number-columns-repeated="2"/>
          <table:table-cell table:formula="of:=(1+((2*[.$N$8])/[.E37]))*([.$P$8]/[.$O$8])" office:value-type="string" office:string-value="#DIV/0!" calcext:value-type="error">
            <text:p>#DIV/0!</text:p>
          </table:table-cell>
          <table:table-cell table:formula="of:=(1+((2*[.$N$8])/[.F37]))*([.$P$8]/[.$O$8])" office:value-type="float" office:value="0.577876378203711" calcext:value-type="float">
            <text:p>0.58</text:p>
          </table:table-cell>
          <table:table-cell table:number-columns-repeated="3"/>
          <table:table-cell table:formula="of:=LOG([.N37];10) * 20" office:value-type="float" office:value="-4.76330115567848" calcext:value-type="float">
            <text:p>-4.76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verall Resistance</text:p>
          </table:table-cell>
          <table:table-cell table:style-name="Default" table:formula="of:=SUM([.B28:.B36])" office:value-type="float" office:value="187590" calcext:value-type="float">
            <text:p>18759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Vout = Vin * factor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sistor Position</text:p>
          </table:table-cell>
          <table:table-cell table:style-name="ce1" office:value-type="string" calcext:value-type="string">
            <text:p>Resistor Value</text:p>
          </table:table-cell>
          <table:table-cell/>
          <table:table-cell office:value-type="string" calcext:value-type="string">
            <text:p>Switch Position</text:p>
          </table:table-cell>
          <table:table-cell table:style-name="ce1" office:value-type="string" calcext:value-type="string">
            <text:p>R (2 to 3)</text:p>
          </table:table-cell>
          <table:table-cell table:style-name="ce1" office:value-type="string" calcext:value-type="string">
            <text:p>R (1 to 2)</text:p>
          </table:table-cell>
          <table:table-cell/>
          <table:table-cell table:style-name="ce1" office:value-type="string" calcext:value-type="string">
            <text:p>Division Factor</text:p>
          </table:table-cell>
          <table:table-cell/>
          <table:table-cell table:style-name="ce1" office:value-type="string" calcext:value-type="string">
            <text:p>divider in dB</text:p>
          </table:table-cell>
          <table:table-cell table:number-columns-repeated="8"/>
          <table:table-cell office:value-type="string" calcext:value-type="string">
            <text:p>del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43:.B51])" office:value-type="float" office:value="18759" calcext:value-type="float">
            <text:p>187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3]/([.E43]+[.F43])" office:value-type="float" office:value="0" calcext:value-type="float">
            <text:p>0.0000</text:p>
          </table:table-cell>
          <table:table-cell/>
          <table:table-cell office:value-type="string" calcext:value-type="string">
            <text:p>-inf</text:p>
          </table:table-cell>
          <table:table-cell table:number-columns-repeated="2"/>
          <table:table-cell table:formula="of:=(1+((2*[.$N$8])/[.E43]))*([.$P$8]/[.$O$8])" office:value-type="float" office:value="1.5659978245903" calcext:value-type="float">
            <text:p>1.57</text:p>
          </table:table-cell>
          <table:table-cell table:formula="of:=(1+((2*[.$N$8])/([.F43]+10)))*([.$P$8]/[.$O$8])" office:value-type="float" office:value="2060.04255319149" calcext:value-type="float">
            <text:p>2060.04</text:p>
          </table:table-cell>
          <table:table-cell table:number-columns-repeated="3"/>
          <table:table-cell table:formula="of:=LOG([.N43];10) * 20" office:value-type="float" office:value="66.2775238289887" calcext:value-type="float">
            <text:p>66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44:.B51])" office:value-type="float" office:value="18737" calcext:value-type="float">
            <text:p>18737</text:p>
          </table:table-cell>
          <table:table-cell table:formula="of:=SUM([.B43])" office:value-type="float" office:value="22" calcext:value-type="float">
            <text:p>22</text:p>
          </table:table-cell>
          <table:table-cell/>
          <table:table-cell table:formula="of:=[.F44]/([.E44]+[.F44])" office:value-type="float" office:value="0.00117277040353963" calcext:value-type="float">
            <text:p>0.0012</text:p>
          </table:table-cell>
          <table:table-cell/>
          <table:table-cell table:formula="of:=LOG([.H44];10) * 20" office:value-type="float" office:value="-58.6157400515625" calcext:value-type="float">
            <text:p>-58.62</text:p>
          </table:table-cell>
          <table:table-cell table:number-columns-repeated="2"/>
          <table:table-cell table:formula="of:=(1+((2*[.$N$8])/[.E44]))*([.$P$8]/[.$O$8])" office:value-type="float" office:value="1.56728693596354" calcext:value-type="float">
            <text:p>1.57</text:p>
          </table:table-cell>
          <table:table-cell table:formula="of:=(1+((2*[.$N$8])/([.F44]+10)))*([.$P$8]/[.$O$8])" office:value-type="float" office:value="644.085106382979" calcext:value-type="float">
            <text:p>644.09</text:p>
          </table:table-cell>
          <table:table-cell table:number-columns-repeated="3"/>
          <table:table-cell table:formula="of:=LOG([.N44];10) * 20" office:value-type="float" office:value="56.1788651357196" calcext:value-type="float">
            <text:p>56.18</text:p>
          </table:table-cell>
          <table:table-cell table:formula="of:=[.R43]-[.R44]" office:value-type="float" office:value="10.098658693269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45:.B51])" office:value-type="float" office:value="18690" calcext:value-type="float">
            <text:p>18690</text:p>
          </table:table-cell>
          <table:table-cell table:formula="of:=SUM([.B43:.B44])" office:value-type="float" office:value="69" calcext:value-type="float">
            <text:p>69</text:p>
          </table:table-cell>
          <table:table-cell/>
          <table:table-cell table:formula="of:=[.F45]/([.E45]+[.F45])" office:value-type="float" office:value="0.00367823444746522" calcext:value-type="float">
            <text:p>0.0037</text:p>
          </table:table-cell>
          <table:table-cell/>
          <table:table-cell table:formula="of:=LOG([.H45];10) * 20" office:value-type="float" office:value="-48.6872118532615" calcext:value-type="float">
            <text:p>-48.69</text:p>
          </table:table-cell>
          <table:table-cell table:number-columns-repeated="2"/>
          <table:table-cell table:formula="of:=(1+((2*[.$N$8])/[.E45]))*([.$P$8]/[.$O$8])" office:value-type="float" office:value="1.57005111391915" calcext:value-type="float">
            <text:p>1.57</text:p>
          </table:table-cell>
          <table:table-cell table:formula="of:=(1+((2*[.$N$8])/([.F45]+10)))*([.$P$8]/[.$O$8])" office:value-type="float" office:value="261.173713977915" calcext:value-type="float">
            <text:p>261.17</text:p>
          </table:table-cell>
          <table:table-cell table:number-columns-repeated="3"/>
          <table:table-cell table:formula="of:=LOG([.N45];10) * 20" office:value-type="float" office:value="48.3385892982473" calcext:value-type="float">
            <text:p>48.34</text:p>
          </table:table-cell>
          <table:table-cell table:formula="of:=[.R44]-[.R45]" office:value-type="float" office:value="7.84027583747228" calcext:value-type="float">
            <text:p>7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46:.B53])" office:value-type="float" office:value="18590" calcext:value-type="float">
            <text:p>18590</text:p>
          </table:table-cell>
          <table:table-cell table:formula="of:=SUM([.B43:.B45])" office:value-type="float" office:value="169" calcext:value-type="float">
            <text:p>169</text:p>
          </table:table-cell>
          <table:table-cell/>
          <table:table-cell table:formula="of:=[.F46]/([.E46]+[.F46])" office:value-type="float" office:value="0.00900900900900901" calcext:value-type="float">
            <text:p>0.0090</text:p>
          </table:table-cell>
          <table:table-cell/>
          <table:table-cell table:formula="of:=LOG([.H46];10) * 20" office:value-type="float" office:value="-40.9064595757331" calcext:value-type="float">
            <text:p>-40.91</text:p>
          </table:table-cell>
          <table:table-cell table:number-columns-repeated="2"/>
          <table:table-cell table:formula="of:=(1+((2*[.$N$8])/[.E46]))*([.$P$8]/[.$O$8])" office:value-type="float" office:value="1.57597884930127" calcext:value-type="float">
            <text:p>1.58</text:p>
          </table:table-cell>
          <table:table-cell table:formula="of:=(1+((2*[.$N$8])/([.F46]+10)))*([.$P$8]/[.$O$8])" office:value-type="float" office:value="115.528111256389" calcext:value-type="float">
            <text:p>115.53</text:p>
          </table:table-cell>
          <table:table-cell table:number-columns-repeated="3"/>
          <table:table-cell table:formula="of:=LOG([.N46];10) * 20" office:value-type="float" office:value="41.2537534643146" calcext:value-type="float">
            <text:p>41.25</text:p>
          </table:table-cell>
          <table:table-cell table:formula="of:=[.R45]-[.R46]" office:value-type="float" office:value="7.0848358339327" calcext:value-type="float">
            <text:p>7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47:.B51])" office:value-type="float" office:value="18370" calcext:value-type="float">
            <text:p>18370</text:p>
          </table:table-cell>
          <table:table-cell table:formula="of:=SUM([.B43:.B46])" office:value-type="float" office:value="389" calcext:value-type="float">
            <text:p>389</text:p>
          </table:table-cell>
          <table:table-cell/>
          <table:table-cell table:formula="of:=[.F47]/([.E47]+[.F47])" office:value-type="float" office:value="0.0207367130444053" calcext:value-type="float">
            <text:p>0.0207</text:p>
          </table:table-cell>
          <table:table-cell/>
          <table:table-cell table:formula="of:=LOG([.H47];10) * 20" office:value-type="float" office:value="-33.6652016414925" calcext:value-type="float">
            <text:p>-33.67</text:p>
          </table:table-cell>
          <table:table-cell table:number-columns-repeated="2"/>
          <table:table-cell table:formula="of:=(1+((2*[.$N$8])/[.E47]))*([.$P$8]/[.$O$8])" office:value-type="float" office:value="1.58924703783922" calcext:value-type="float">
            <text:p>1.59</text:p>
          </table:table-cell>
          <table:table-cell table:formula="of:=(1+((2*[.$N$8])/([.F47]+10)))*([.$P$8]/[.$O$8])" office:value-type="float" office:value="52.0864928278142" calcext:value-type="float">
            <text:p>52.09</text:p>
          </table:table-cell>
          <table:table-cell table:number-columns-repeated="3"/>
          <table:table-cell table:formula="of:=LOG([.N47];10) * 20" office:value-type="float" office:value="34.3345023159391" calcext:value-type="float">
            <text:p>34.33</text:p>
          </table:table-cell>
          <table:table-cell table:formula="of:=[.R46]-[.R47]" office:value-type="float" office:value="6.91925114837549" calcext:value-type="float">
            <text:p>6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48:.B51])" office:value-type="float" office:value="17900" calcext:value-type="float">
            <text:p>17900</text:p>
          </table:table-cell>
          <table:table-cell table:formula="of:=SUM([.B43:.B47])" office:value-type="float" office:value="859" calcext:value-type="float">
            <text:p>859</text:p>
          </table:table-cell>
          <table:table-cell/>
          <table:table-cell table:formula="of:=[.F48]/([.E48]+[.F48])" office:value-type="float" office:value="0.0457913534836612" calcext:value-type="float">
            <text:p>0.0458</text:p>
          </table:table-cell>
          <table:table-cell/>
          <table:table-cell table:formula="of:=LOG([.H48];10) * 20" office:value-type="float" office:value="-26.7843303913818" calcext:value-type="float">
            <text:p>-26.78</text:p>
          </table:table-cell>
          <table:table-cell table:number-columns-repeated="2"/>
          <table:table-cell table:formula="of:=(1+((2*[.$N$8])/[.E48]))*([.$P$8]/[.$O$8])" office:value-type="float" office:value="1.61868536788304" calcext:value-type="float">
            <text:p>1.62</text:p>
          </table:table-cell>
          <table:table-cell table:formula="of:=(1+((2*[.$N$8])/([.F48]+10)))*([.$P$8]/[.$O$8])" office:value-type="float" office:value="24.1685968219768" calcext:value-type="float">
            <text:p>24.17</text:p>
          </table:table-cell>
          <table:table-cell table:number-columns-repeated="3"/>
          <table:table-cell table:formula="of:=LOG([.N48];10) * 20" office:value-type="float" office:value="27.6650287382628" calcext:value-type="float">
            <text:p>27.67</text:p>
          </table:table-cell>
          <table:table-cell table:formula="of:=[.R47]-[.R48]" office:value-type="float" office:value="6.66947357767631" calcext:value-type="float">
            <text:p>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49:.B51])" office:value-type="float" office:value="16900" calcext:value-type="float">
            <text:p>16900</text:p>
          </table:table-cell>
          <table:table-cell table:formula="of:=SUM([.B43:.B48])" office:value-type="float" office:value="1859" calcext:value-type="float">
            <text:p>1859</text:p>
          </table:table-cell>
          <table:table-cell/>
          <table:table-cell table:formula="of:=[.F49]/([.E49]+[.F49])" office:value-type="float" office:value="0.0990990990990991" calcext:value-type="float">
            <text:p>0.0991</text:p>
          </table:table-cell>
          <table:table-cell/>
          <table:table-cell table:formula="of:=LOG([.H49];10) * 20" office:value-type="float" office:value="-20.0786058725686" calcext:value-type="float">
            <text:p>-20.08</text:p>
          </table:table-cell>
          <table:table-cell table:number-columns-repeated="2"/>
          <table:table-cell table:formula="of:=(1+((2*[.$N$8])/[.E49]))*([.$P$8]/[.$O$8])" office:value-type="float" office:value="1.6867682235931" calcext:value-type="float">
            <text:p>1.69</text:p>
          </table:table-cell>
          <table:table-cell table:formula="of:=(1+((2*[.$N$8])/([.F49]+10)))*([.$P$8]/[.$O$8])" office:value-type="float" office:value="11.4877451817447" calcext:value-type="float">
            <text:p>11.49</text:p>
          </table:table-cell>
          <table:table-cell table:number-columns-repeated="3"/>
          <table:table-cell table:formula="of:=LOG([.N49];10) * 20" office:value-type="float" office:value="21.2046958718964" calcext:value-type="float">
            <text:p>21.2</text:p>
          </table:table-cell>
          <table:table-cell table:formula="of:=[.R48]-[.R49]" office:value-type="float" office:value="6.46033286636648" calcext:value-type="float">
            <text:p>6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50:.B51])" office:value-type="float" office:value="14700" calcext:value-type="float">
            <text:p>14700</text:p>
          </table:table-cell>
          <table:table-cell table:formula="of:=SUM([.B43:.B49])" office:value-type="float" office:value="4059" calcext:value-type="float">
            <text:p>4059</text:p>
          </table:table-cell>
          <table:table-cell/>
          <table:table-cell table:formula="of:=[.F50]/([.E50]+[.F50])" office:value-type="float" office:value="0.216376139453062" calcext:value-type="float">
            <text:p>0.2164</text:p>
          </table:table-cell>
          <table:table-cell/>
          <table:table-cell table:formula="of:=LOG([.H50];10) * 20" office:value-type="float" office:value="-13.2958126416609" calcext:value-type="float">
            <text:p>-13.3</text:p>
          </table:table-cell>
          <table:table-cell table:number-columns-repeated="2"/>
          <table:table-cell table:formula="of:=(1+((2*[.$N$8])/[.E50]))*([.$P$8]/[.$O$8])" office:value-type="float" office:value="1.86915617310754" calcext:value-type="float">
            <text:p>1.87</text:p>
          </table:table-cell>
          <table:table-cell table:formula="of:=(1+((2*[.$N$8])/([.F50]+10)))*([.$P$8]/[.$O$8])" office:value-type="float" office:value="5.52970827690425" calcext:value-type="float">
            <text:p>5.53</text:p>
          </table:table-cell>
          <table:table-cell table:number-columns-repeated="3"/>
          <table:table-cell table:formula="of:=LOG([.N50];10) * 20" office:value-type="float" office:value="14.8540444088333" calcext:value-type="float">
            <text:p>14.85</text:p>
          </table:table-cell>
          <table:table-cell table:formula="of:=[.R49]-[.R50]" office:value-type="float" office:value="6.35065146306305" calcext:value-type="float">
            <text:p>6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51])" office:value-type="float" office:value="10000" calcext:value-type="float">
            <text:p>10000</text:p>
          </table:table-cell>
          <table:table-cell table:formula="of:=SUM([.B43:.B50])" office:value-type="float" office:value="8759" calcext:value-type="float">
            <text:p>8759</text:p>
          </table:table-cell>
          <table:table-cell/>
          <table:table-cell table:formula="of:=[.F51]/([.E51]+[.F51])" office:value-type="float" office:value="0.466922543845621" calcext:value-type="float">
            <text:p>0.4669</text:p>
          </table:table-cell>
          <table:table-cell/>
          <table:table-cell table:formula="of:=LOG([.H51];10) * 20" office:value-type="float" office:value="-6.61510314115708" calcext:value-type="float">
            <text:p>-6.62</text:p>
          </table:table-cell>
          <table:table-cell table:number-columns-repeated="2"/>
          <table:table-cell table:formula="of:=(1+((2*[.$N$8])/[.E51]))*([.$P$8]/[.$O$8])" office:value-type="float" office:value="2.52765957446809" calcext:value-type="float">
            <text:p>2.53</text:p>
          </table:table-cell>
          <table:table-cell table:formula="of:=(1+((2*[.$N$8])/([.F51]+10)))*([.$P$8]/[.$O$8])" office:value-type="float" office:value="2.81678446558597" calcext:value-type="float">
            <text:p>2.82</text:p>
          </table:table-cell>
          <table:table-cell table:number-columns-repeated="3"/>
          <table:table-cell table:formula="of:=LOG([.N51];10) * 20" office:value-type="float" office:value="8.99507233916293" calcext:value-type="float">
            <text:p>9</text:p>
          </table:table-cell>
          <table:table-cell table:formula="of:=[.R50]-[.R51]" office:value-type="float" office:value="5.85897206967038" calcext:value-type="float">
            <text:p>5.86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43:.B52])" office:value-type="float" office:value="18759" calcext:value-type="float">
            <text:p>18759</text:p>
          </table:table-cell>
          <table:table-cell/>
          <table:table-cell table:formula="of:=[.F52]/([.E52]+[.F52])" office:value-type="float" office:value="1" calcext:value-type="float">
            <text:p>1.0000</text:p>
          </table:table-cell>
          <table:table-cell/>
          <table:table-cell table:formula="of:=LOG([.H52];10) * 20" office:value-type="float" office:value="0" calcext:value-type="float">
            <text:p>0</text:p>
          </table:table-cell>
          <table:table-cell table:number-columns-repeated="2"/>
          <table:table-cell table:formula="of:=(1+((2*[.$N$8])/[.E52]))*([.$P$8]/[.$O$8])" office:value-type="string" office:string-value="#DIV/0!" calcext:value-type="error">
            <text:p>#DIV/0!</text:p>
          </table:table-cell>
          <table:table-cell table:formula="of:=(1+((2*[.$N$8])/([.F52]+10)))*([.$P$8]/[.$O$8])" office:value-type="float" office:value="1.56541286390075" calcext:value-type="float">
            <text:p>1.57</text:p>
          </table:table-cell>
          <table:table-cell table:number-columns-repeated="3"/>
          <table:table-cell table:formula="of:=LOG([.N52];10) * 20" office:value-type="float" office:value="3.8925779669375" calcext:value-type="float">
            <text:p>3.89</text:p>
          </table:table-cell>
          <table:table-cell table:formula="of:=[.R51]-[.R52]" office:value-type="float" office:value="5.10249437222543" calcext:value-type="float">
            <text:p>5.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verall Resistance</text:p>
          </table:table-cell>
          <table:table-cell table:style-name="Default" table:formula="of:=SUM([.B43:.B51])" office:value-type="float" office:value="18759" calcext:value-type="float">
            <text:p>1875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Vout = Vin * fac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 Position</text:p>
          </table:table-cell>
          <table:table-cell table:style-name="ce1" office:value-type="string" calcext:value-type="string">
            <text:p>Resistor Value</text:p>
          </table:table-cell>
          <table:table-cell/>
          <table:table-cell office:value-type="string" calcext:value-type="string">
            <text:p>Switch Position</text:p>
          </table:table-cell>
          <table:table-cell table:style-name="ce1" office:value-type="string" calcext:value-type="string">
            <text:p>R (2 to 3)</text:p>
          </table:table-cell>
          <table:table-cell table:style-name="ce1" office:value-type="string" calcext:value-type="string">
            <text:p>R (1 to 2)</text:p>
          </table:table-cell>
          <table:table-cell/>
          <table:table-cell table:style-name="ce1" office:value-type="string" calcext:value-type="string">
            <text:p>Division Factor</text:p>
          </table:table-cell>
          <table:table-cell/>
          <table:table-cell table:style-name="ce1" office:value-type="string" calcext:value-type="string">
            <text:p>divider in dB</text:p>
          </table:table-cell>
          <table:table-cell table:number-columns-repeated="8"/>
          <table:table-cell office:value-type="string" calcext:value-type="string">
            <text:p>del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57:.B65])" office:value-type="float" office:value="8769" calcext:value-type="float">
            <text:p>87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7]/([.E57]+[.F57])" office:value-type="float" office:value="0" calcext:value-type="float">
            <text:p>0.0000</text:p>
          </table:table-cell>
          <table:table-cell/>
          <table:table-cell office:value-type="string" calcext:value-type="string">
            <text:p>-inf</text:p>
          </table:table-cell>
          <table:table-cell table:number-columns-repeated="3"/>
          <table:table-cell table:formula="of:=(1+((2*[.$N$8])/([.F57]+[.$B$67])))*([.$P$8]/[.$O$8])" office:value-type="float" office:value="2060.04255319149" calcext:value-type="float">
            <text:p>2060.04</text:p>
          </table:table-cell>
          <table:table-cell table:number-columns-repeated="3"/>
          <table:table-cell table:formula="of:=LOG([.N57];10) * 20" office:value-type="float" office:value="66.2775238289887" calcext:value-type="float">
            <text:p>66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58:.B65])" office:value-type="float" office:value="8759" calcext:value-type="float">
            <text:p>8759</text:p>
          </table:table-cell>
          <table:table-cell table:formula="of:=SUM([.B57])" office:value-type="float" office:value="10" calcext:value-type="float">
            <text:p>10</text:p>
          </table:table-cell>
          <table:table-cell/>
          <table:table-cell table:formula="of:=[.F58]/([.E58]+[.F58])" office:value-type="float" office:value="0.00114038088721633" calcext:value-type="float">
            <text:p>0.0011</text:p>
          </table:table-cell>
          <table:table-cell/>
          <table:table-cell table:formula="of:=LOG([.H58];10) * 20" office:value-type="float" office:value="-58.859001401542" calcext:value-type="float">
            <text:p>-58.86</text:p>
          </table:table-cell>
          <table:table-cell table:number-columns-repeated="3"/>
          <table:table-cell table:formula="of:=(1+((2*[.$N$8])/([.F58]+[.$B$67])))*([.$P$8]/[.$O$8])" office:value-type="float" office:value="1030.25531914894" calcext:value-type="float">
            <text:p>1030.26</text:p>
          </table:table-cell>
          <table:table-cell table:number-columns-repeated="3"/>
          <table:table-cell table:formula="of:=LOG([.N58];10) * 20" office:value-type="float" office:value="60.2588973087967" calcext:value-type="float">
            <text:p>60.26</text:p>
          </table:table-cell>
          <table:table-cell table:formula="of:=[.R57]-[.R58]" office:value-type="float" office:value="6.01862652019194" calcext:value-type="float">
            <text:p>6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59:.B65])" office:value-type="float" office:value="8737" calcext:value-type="float">
            <text:p>8737</text:p>
          </table:table-cell>
          <table:table-cell table:formula="of:=SUM([.B57:.B58])" office:value-type="float" office:value="32" calcext:value-type="float">
            <text:p>32</text:p>
          </table:table-cell>
          <table:table-cell/>
          <table:table-cell table:formula="of:=[.F59]/([.E59]+[.F59])" office:value-type="float" office:value="0.00364921883909226" calcext:value-type="float">
            <text:p>0.0036</text:p>
          </table:table-cell>
          <table:table-cell/>
          <table:table-cell table:formula="of:=LOG([.H59];10) * 20" office:value-type="float" office:value="-48.7560018351439" calcext:value-type="float">
            <text:p>-48.76</text:p>
          </table:table-cell>
          <table:table-cell table:number-columns-repeated="3"/>
          <table:table-cell table:formula="of:=(1+((2*[.$N$8])/([.F59]+[.$B$67])))*([.$P$8]/[.$O$8])" office:value-type="float" office:value="490.84295845998" calcext:value-type="float">
            <text:p>490.84</text:p>
          </table:table-cell>
          <table:table-cell table:number-columns-repeated="3"/>
          <table:table-cell table:formula="of:=LOG([.N59];10) * 20" office:value-type="float" office:value="53.8188513013799" calcext:value-type="float">
            <text:p>53.82</text:p>
          </table:table-cell>
          <table:table-cell table:formula="of:=[.R58]-[.R59]" office:value-type="float" office:value="6.44004600741685" calcext:value-type="float">
            <text:p>6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60:.B67])" office:value-type="float" office:value="8700" calcext:value-type="float">
            <text:p>8700</text:p>
          </table:table-cell>
          <table:table-cell table:formula="of:=SUM([.B57:.B59])" office:value-type="float" office:value="79" calcext:value-type="float">
            <text:p>79</text:p>
          </table:table-cell>
          <table:table-cell/>
          <table:table-cell table:formula="of:=[.F60]/([.E60]+[.F60])" office:value-type="float" office:value="0.00899874700991001" calcext:value-type="float">
            <text:p>0.0090</text:p>
          </table:table-cell>
          <table:table-cell/>
          <table:table-cell table:formula="of:=LOG([.H60];10) * 20" office:value-type="float" office:value="-40.9163591546918" calcext:value-type="float">
            <text:p>-40.92</text:p>
          </table:table-cell>
          <table:table-cell table:number-columns-repeated="3"/>
          <table:table-cell table:formula="of:=(1+((2*[.$N$8])/([.F60]+[.$B$67])))*([.$P$8]/[.$O$8])" office:value-type="float" office:value="231.880946688979" calcext:value-type="float">
            <text:p>231.88</text:p>
          </table:table-cell>
          <table:table-cell table:number-columns-repeated="3"/>
          <table:table-cell table:formula="of:=LOG([.N60];10) * 20" office:value-type="float" office:value="47.3053012955031" calcext:value-type="float">
            <text:p>47.31</text:p>
          </table:table-cell>
          <table:table-cell table:formula="of:=[.R59]-[.R60]" office:value-type="float" office:value="6.51355000587679" calcext:value-type="float">
            <text:p>6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61:.B65])" office:value-type="float" office:value="8590" calcext:value-type="float">
            <text:p>8590</text:p>
          </table:table-cell>
          <table:table-cell table:formula="of:=SUM([.B57:.B60])" office:value-type="float" office:value="179" calcext:value-type="float">
            <text:p>179</text:p>
          </table:table-cell>
          <table:table-cell/>
          <table:table-cell table:formula="of:=[.F61]/([.E61]+[.F61])" office:value-type="float" office:value="0.0204128178811723" calcext:value-type="float">
            <text:p>0.0204</text:p>
          </table:table-cell>
          <table:table-cell/>
          <table:table-cell table:formula="of:=LOG([.H61];10) * 20" office:value-type="float" office:value="-33.8019407819441" calcext:value-type="float">
            <text:p>-33.8</text:p>
          </table:table-cell>
          <table:table-cell table:number-columns-repeated="3"/>
          <table:table-cell table:formula="of:=(1+((2*[.$N$8])/([.F61]+[.$B$67])))*([.$P$8]/[.$O$8])" office:value-type="float" office:value="109.44027918496" calcext:value-type="float">
            <text:p>109.44</text:p>
          </table:table-cell>
          <table:table-cell table:number-columns-repeated="3"/>
          <table:table-cell table:formula="of:=LOG([.N61];10) * 20" office:value-type="float" office:value="40.7835438454764" calcext:value-type="float">
            <text:p>40.78</text:p>
          </table:table-cell>
          <table:table-cell table:formula="of:=[.R60]-[.R61]" office:value-type="float" office:value="6.52175745002669" calcext:value-type="float">
            <text:p>6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62:.B65])" office:value-type="float" office:value="8370" calcext:value-type="float">
            <text:p>8370</text:p>
          </table:table-cell>
          <table:table-cell table:formula="of:=SUM([.B57:.B61])" office:value-type="float" office:value="399" calcext:value-type="float">
            <text:p>399</text:p>
          </table:table-cell>
          <table:table-cell/>
          <table:table-cell table:formula="of:=[.F62]/([.E62]+[.F62])" office:value-type="float" office:value="0.0455011973999316" calcext:value-type="float">
            <text:p>0.0455</text:p>
          </table:table-cell>
          <table:table-cell/>
          <table:table-cell table:formula="of:=LOG([.H62];10) * 20" office:value-type="float" office:value="-26.839543487807" calcext:value-type="float">
            <text:p>-26.84</text:p>
          </table:table-cell>
          <table:table-cell table:number-columns-repeated="3"/>
          <table:table-cell table:formula="of:=(1+((2*[.$N$8])/([.F62]+[.$B$67])))*([.$P$8]/[.$O$8])" office:value-type="float" office:value="50.824429069344" calcext:value-type="float">
            <text:p>50.82</text:p>
          </table:table-cell>
          <table:table-cell table:number-columns-repeated="3"/>
          <table:table-cell table:formula="of:=LOG([.N62];10) * 20" office:value-type="float" office:value="34.1214501747599" calcext:value-type="float">
            <text:p>34.12</text:p>
          </table:table-cell>
          <table:table-cell table:formula="of:=[.R61]-[.R62]" office:value-type="float" office:value="6.66209367071654" calcext:value-type="float">
            <text:p>6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63:.B65])" office:value-type="float" office:value="7900" calcext:value-type="float">
            <text:p>7900</text:p>
          </table:table-cell>
          <table:table-cell table:formula="of:=SUM([.B57:.B62])" office:value-type="float" office:value="869" calcext:value-type="float">
            <text:p>869</text:p>
          </table:table-cell>
          <table:table-cell/>
          <table:table-cell table:formula="of:=[.F63]/([.E63]+[.F63])" office:value-type="float" office:value="0.0990990990990991" calcext:value-type="float">
            <text:p>0.0991</text:p>
          </table:table-cell>
          <table:table-cell/>
          <table:table-cell table:formula="of:=LOG([.H63];10) * 20" office:value-type="float" office:value="-20.0786058725686" calcext:value-type="float">
            <text:p>-20.08</text:p>
          </table:table-cell>
          <table:table-cell table:number-columns-repeated="3"/>
          <table:table-cell table:formula="of:=(1+((2*[.$N$8])/([.F63]+[.$B$67])))*([.$P$8]/[.$O$8])" office:value-type="float" office:value="23.8989664270327" calcext:value-type="float">
            <text:p>23.9</text:p>
          </table:table-cell>
          <table:table-cell table:number-columns-repeated="3"/>
          <table:table-cell table:formula="of:=LOG([.N63];10) * 20" office:value-type="float" office:value="27.5675823831949" calcext:value-type="float">
            <text:p>27.57</text:p>
          </table:table-cell>
          <table:table-cell table:formula="of:=[.R62]-[.R63]" office:value-type="float" office:value="6.55386779156499" calcext:value-type="float">
            <text:p>6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64:.B65])" office:value-type="float" office:value="6900" calcext:value-type="float">
            <text:p>6900</text:p>
          </table:table-cell>
          <table:table-cell table:formula="of:=SUM([.B57:.B63])" office:value-type="float" office:value="1869" calcext:value-type="float">
            <text:p>1869</text:p>
          </table:table-cell>
          <table:table-cell/>
          <table:table-cell table:formula="of:=[.F64]/([.E64]+[.F64])" office:value-type="float" office:value="0.213137187820732" calcext:value-type="float">
            <text:p>0.2131</text:p>
          </table:table-cell>
          <table:table-cell/>
          <table:table-cell table:formula="of:=LOG([.H64];10) * 20" office:value-type="float" office:value="-13.4268153739653" calcext:value-type="float">
            <text:p>-13.43</text:p>
          </table:table-cell>
          <table:table-cell table:number-columns-repeated="3"/>
          <table:table-cell table:formula="of:=(1+((2*[.$N$8])/([.F64]+[.$B$67])))*([.$P$8]/[.$O$8])" office:value-type="float" office:value="11.42909877368" calcext:value-type="float">
            <text:p>11.43</text:p>
          </table:table-cell>
          <table:table-cell table:number-columns-repeated="3"/>
          <table:table-cell table:formula="of:=LOG([.N64];10) * 20" office:value-type="float" office:value="21.160239720681" calcext:value-type="float">
            <text:p>21.16</text:p>
          </table:table-cell>
          <table:table-cell table:formula="of:=[.R63]-[.R64]" office:value-type="float" office:value="6.40734266251391" calcext:value-type="float">
            <text:p>6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65])" office:value-type="float" office:value="4700" calcext:value-type="float">
            <text:p>4700</text:p>
          </table:table-cell>
          <table:table-cell table:formula="of:=SUM([.B57:.B64])" office:value-type="float" office:value="4069" calcext:value-type="float">
            <text:p>4069</text:p>
          </table:table-cell>
          <table:table-cell/>
          <table:table-cell table:formula="of:=[.F65]/([.E65]+[.F65])" office:value-type="float" office:value="0.464020983008325" calcext:value-type="float">
            <text:p>0.4640</text:p>
          </table:table-cell>
          <table:table-cell/>
          <table:table-cell table:formula="of:=LOG([.H65];10) * 20" office:value-type="float" office:value="-6.66924760447627" calcext:value-type="float">
            <text:p>-6.67</text:p>
          </table:table-cell>
          <table:table-cell table:number-columns-repeated="3"/>
          <table:table-cell table:formula="of:=(1+((2*[.$N$8])/([.F65]+[.$B$67])))*([.$P$8]/[.$O$8])" office:value-type="float" office:value="5.51729929634401" calcext:value-type="float">
            <text:p>5.52</text:p>
          </table:table-cell>
          <table:table-cell table:number-columns-repeated="3"/>
          <table:table-cell table:formula="of:=LOG([.N65];10) * 20" office:value-type="float" office:value="14.8345308744603" calcext:value-type="float">
            <text:p>14.83</text:p>
          </table:table-cell>
          <table:table-cell table:formula="of:=[.R64]-[.R65]" office:value-type="float" office:value="6.3257088462207" calcext:value-type="float">
            <text:p>6.3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57:.B66])" office:value-type="float" office:value="8769" calcext:value-type="float">
            <text:p>8769</text:p>
          </table:table-cell>
          <table:table-cell/>
          <table:table-cell table:formula="of:=[.F66]/([.E66]+[.F66])" office:value-type="float" office:value="1" calcext:value-type="float">
            <text:p>1.0000</text:p>
          </table:table-cell>
          <table:table-cell/>
          <table:table-cell table:formula="of:=LOG([.H66];10) * 20" office:value-type="float" office:value="0" calcext:value-type="float">
            <text:p>0</text:p>
          </table:table-cell>
          <table:table-cell table:number-columns-repeated="3"/>
          <table:table-cell table:formula="of:=(1+((2*[.$N$8])/([.F66]+[.$B$67])))*([.$P$8]/[.$O$8])" office:value-type="float" office:value="2.81410910465739" calcext:value-type="float">
            <text:p>2.81</text:p>
          </table:table-cell>
          <table:table-cell table:number-columns-repeated="3"/>
          <table:table-cell table:formula="of:=LOG([.N66];10) * 20" office:value-type="float" office:value="8.9868186255289" calcext:value-type="float">
            <text:p>8.99</text:p>
          </table:table-cell>
          <table:table-cell table:formula="of:=[.R65]-[.R66]" office:value-type="float" office:value="5.84771224893137" calcext:value-type="float">
            <text:p>5.85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verall Resistance</text:p>
          </table:table-cell>
          <table:table-cell table:style-name="Default" table:formula="of:=SUM([.B57:.B65])" office:value-type="float" office:value="8769" calcext:value-type="float">
            <text:p>876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Vout = Vin * factor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52S</meta:editing-duration>
    <meta:editing-cycles>12</meta:editing-cycles>
    <meta:generator>LibreOffice/4.1.0.4$Windows_x86 LibreOffice_project/89ea49ddacd9aa532507cbf852f2bb22b1ace28</meta:generator>
    <dc:date>2015-01-29T15:38:08.659000000</dc:date>
    <meta:document-statistic meta:table-count="3" meta:cell-count="444" meta:object-count="0"/>
    <meta:user-defined meta:name="Info 1"/>
    <meta:user-defined meta:name="Info 2"/>
    <meta:user-defined meta:name="Info 3"/>
    <meta:user-defined meta:name="Info 4"/>
  </office:meta>
</office:document-meta>
</file>